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48pt" style:font-size-asian="48pt" style:font-size-complex="48pt"/>
    </style:style>
    <style:style style:name="P2" style:family="paragraph" style:parent-style-name="Standard">
      <style:text-properties officeooo:rsid="0010111c" officeooo:paragraph-rsid="0010111c"/>
    </style:style>
    <style:style style:name="P3" style:family="paragraph" style:parent-style-name="Standard">
      <style:text-properties officeooo:rsid="00117699" officeooo:paragraph-rsid="00117699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48pt" style:font-size-asian="48pt" style:font-size-complex="4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To bring router back to default factory settings <text:line-break/></text:p>
      <text:p text:style-name="P3">Commands to be entered via router monitor mode (rommon )</text:p>
      <text:p text:style-name="P4">rommon 2 &gt; confreg 0x2142</text:p>
      <text:p text:style-name="P4">rommon 3 &gt; reset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28T23:55:39.615201715</meta:creation-date>
    <dc:date>2024-09-29T00:41:07.444973706</dc:date>
    <meta:editing-duration>PT45M2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4" meta:word-count="27" meta:character-count="147" meta:non-whitespace-character-count="122"/>
  </office:meta>
</office:document-meta>
</file>